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paragraph-rsid="0018f90d"/>
    </style:style>
    <style:style style:name="P2" style:family="paragraph" style:parent-style-name="Standard">
      <style:text-properties fo:font-weight="bold" officeooo:paragraph-rsid="0025bd59" style:font-weight-asian="bold" style:font-weight-complex="bold"/>
    </style:style>
    <style:style style:name="P3" style:family="paragraph" style:parent-style-name="Standard">
      <style:text-properties officeooo:paragraph-rsid="0023fa31"/>
    </style:style>
    <style:style style:name="P4" style:family="paragraph" style:parent-style-name="Standard">
      <style:text-properties fo:font-style="normal" fo:font-weight="normal" officeooo:paragraph-rsid="0027b863" style:font-style-asian="normal" style:font-weight-asian="normal" style:font-style-complex="normal" style:font-weight-complex="normal"/>
    </style:style>
    <style:style style:name="P5" style:family="paragraph" style:parent-style-name="Standard">
      <style:text-properties fo:font-style="normal" fo:font-weight="normal" officeooo:paragraph-rsid="00325c54" style:font-style-asian="normal" style:font-weight-asian="normal" style:font-style-complex="normal" style:font-weight-complex="normal"/>
    </style:style>
    <style:style style:name="P6" style:family="paragraph" style:parent-style-name="Standard">
      <style:text-properties fo:font-style="normal" fo:font-weight="normal" officeooo:paragraph-rsid="00325ef8" style:font-style-asian="normal" style:font-weight-asian="normal" style:font-style-complex="normal" style:font-weight-complex="normal"/>
    </style:style>
    <style:style style:name="P7" style:family="paragraph" style:parent-style-name="Standard">
      <style:text-properties fo:font-style="normal" fo:font-weight="bold" officeooo:paragraph-rsid="002569f0" style:font-style-asian="normal" style:font-weight-asian="bold" style:font-style-complex="normal" style:font-weight-complex="bold"/>
    </style:style>
    <style:style style:name="P8" style:family="paragraph" style:parent-style-name="Standard">
      <style:text-properties fo:font-style="normal" fo:font-weight="bold" officeooo:paragraph-rsid="0034091b" style:font-style-asian="normal" style:font-weight-asian="bold" style:font-style-complex="normal" style:font-weight-complex="bold"/>
    </style:style>
    <style:style style:name="P9" style:family="paragraph" style:parent-style-name="Standard">
      <style:text-properties fo:font-style="normal" fo:font-weight="bold" officeooo:paragraph-rsid="0034289d" style:font-style-asian="normal" style:font-weight-asian="bold" style:font-style-complex="normal" style:font-weight-complex="bold"/>
    </style:style>
    <style:style style:name="P10" style:family="paragraph" style:parent-style-name="Standard">
      <style:text-properties fo:font-style="normal" style:text-underline-style="none" fo:font-weight="normal" officeooo:paragraph-rsid="002864ee"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paragraph-rsid="0028f0a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paragraph-rsid="002a3a8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paragraph-rsid="0034f78f" style:font-style-asian="normal" style:font-weight-asian="normal" style:font-style-complex="normal" style:font-weight-complex="normal"/>
    </style:style>
    <style:style style:name="P14" style:family="paragraph" style:parent-style-name="Standard">
      <style:text-properties fo:font-style="normal" style:text-underline-style="none" fo:font-weight="bold" officeooo:paragraph-rsid="002864ee" style:font-style-asian="normal" style:font-weight-asian="bold" style:font-style-complex="normal" style:font-weight-complex="bold"/>
    </style:style>
    <style:style style:name="P15" style:family="paragraph" style:parent-style-name="Standard">
      <style:text-properties fo:font-style="normal" style:text-underline-style="none" fo:font-weight="bold" officeooo:paragraph-rsid="0028f0a0" style:font-style-asian="normal" style:font-weight-asian="bold" style:font-style-complex="normal" style:font-weight-complex="bold"/>
    </style:style>
    <style:style style:name="P16" style:family="paragraph" style:parent-style-name="Standard">
      <style:text-properties fo:font-weight="normal" officeooo:paragraph-rsid="002f6b46" style:font-weight-asian="normal" style:font-weight-complex="normal"/>
    </style:style>
    <style:style style:name="P17" style:family="paragraph" style:parent-style-name="Standard">
      <style:text-properties fo:font-weight="normal" officeooo:paragraph-rsid="0030ff49" style:font-weight-asian="normal" style:font-weight-complex="normal"/>
    </style:style>
    <style:style style:name="P18" style:family="paragraph" style:parent-style-name="Standard">
      <style:text-properties officeooo:paragraph-rsid="00316fad"/>
    </style:style>
    <style:style style:name="P19" style:family="paragraph" style:parent-style-name="Standard">
      <style:text-properties officeooo:paragraph-rsid="0034091b"/>
    </style:style>
    <style:style style:name="P20" style:family="paragraph" style:parent-style-name="Text_20_body">
      <style:text-properties fo:font-style="normal" officeooo:paragraph-rsid="002e469c" style:font-style-asian="normal" style:font-style-complex="normal"/>
    </style:style>
    <style:style style:name="P21" style:family="paragraph" style:parent-style-name="Text_20_body">
      <style:text-properties fo:font-style="normal" fo:font-weight="bold" officeooo:paragraph-rsid="002e469c" style:font-style-asian="normal" style:font-weight-asian="bold" style:font-style-complex="normal" style:font-weight-complex="bold"/>
    </style:style>
    <style:style style:name="P22" style:family="paragraph" style:parent-style-name="Text_20_body">
      <style:text-properties fo:font-style="italic" officeooo:paragraph-rsid="002b9dad" style:font-style-asian="italic" style:font-style-complex="italic"/>
    </style:style>
    <style:style style:name="P23" style:family="paragraph" style:parent-style-name="Standard" style:list-style-name="L1">
      <style:text-properties fo:font-weight="bold" officeooo:paragraph-rsid="001a2e9a" style:font-weight-asian="bold" style:font-weight-complex="bold"/>
    </style:style>
    <style:style style:name="P24" style:family="paragraph" style:parent-style-name="Standard">
      <style:text-properties fo:font-style="normal" fo:font-weight="normal" officeooo:paragraph-rsid="0034091b" style:font-style-asian="normal" style:font-weight-asian="normal" style:font-style-complex="normal" style:font-weight-complex="normal"/>
    </style:style>
    <style:style style:name="P25" style:family="paragraph" style:parent-style-name="Standard" style:list-style-name="L2">
      <style:text-properties fo:font-style="normal" fo:font-weight="normal" officeooo:paragraph-rsid="002864ee" style:font-style-asian="normal" style:font-weight-asian="normal" style:font-style-complex="normal" style:font-weight-complex="normal"/>
    </style:style>
    <style:style style:name="P26" style:family="paragraph" style:parent-style-name="Standard" style:list-style-name="L2">
      <style:text-properties fo:font-style="normal" style:text-underline-style="none" fo:font-weight="normal" officeooo:paragraph-rsid="002864ee"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paragraph-rsid="00361a75" style:font-style-asian="normal" style:font-weight-asian="normal" style:font-style-complex="normal" style:font-weight-complex="normal"/>
    </style:style>
    <style:style style:name="P28" style:family="paragraph" style:parent-style-name="Standard">
      <style:text-properties style:font-name="Times New Roman1" fo:font-style="normal" fo:font-weight="normal" officeooo:paragraph-rsid="0034091b" style:font-style-asian="normal" style:font-weight-asian="normal" style:font-style-complex="normal" style:font-weight-complex="normal"/>
    </style:style>
    <style:style style:name="P29" style:family="paragraph" style:parent-style-name="Text_20_body">
      <style:text-properties fo:font-style="normal" officeooo:paragraph-rsid="002ccb7f" style:font-style-asian="normal" style:font-style-complex="normal"/>
    </style:style>
    <style:style style:name="P30" style:family="paragraph" style:parent-style-name="Text_20_body">
      <style:text-properties fo:font-style="normal" officeooo:rsid="00389e9f" officeooo:paragraph-rsid="00389e9f" style:font-style-asian="normal" style:font-style-complex="normal"/>
    </style:style>
    <style:style style:name="P31" style:family="paragraph" style:parent-style-name="Text_20_body">
      <style:text-properties fo:font-style="normal" officeooo:rsid="0039391d" officeooo:paragraph-rsid="0039391d" style:font-style-asian="normal" style:font-style-complex="normal"/>
    </style:style>
    <style:style style:name="P32" style:family="paragraph" style:parent-style-name="Text_20_body">
      <style:text-properties fo:font-style="normal" officeooo:rsid="003a7ef5" officeooo:paragraph-rsid="003a7ef5" style:font-style-asian="normal" style:font-style-complex="normal"/>
    </style:style>
    <style:style style:name="P33" style:family="paragraph" style:parent-style-name="Text_20_body">
      <style:text-properties fo:font-style="italic" officeooo:rsid="0039391d" officeooo:paragraph-rsid="0039391d" style:font-style-asian="italic" style:font-style-complex="italic"/>
    </style:style>
    <style:style style:name="P34" style:family="paragraph" style:parent-style-name="Heading_20_1">
      <style:text-properties officeooo:paragraph-rsid="002569f0"/>
    </style:style>
    <style:style style:name="P35" style:family="paragraph" style:parent-style-name="Heading_20_1">
      <style:text-properties fo:font-style="normal" style:font-style-asian="normal" style:font-style-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none"/>
    </style:style>
    <style:style style:name="T7" style:family="text">
      <style:text-properties style:font-name="Times New Roman1"/>
    </style:style>
    <style:style style:name="T8" style:family="text">
      <style:text-properties style:font-name="Times New Roman1" fo:font-style="normal" fo:font-weight="normal" style:font-style-asian="normal" style:font-weight-asian="normal" style:font-style-complex="normal" style:font-weight-complex="normal"/>
    </style:style>
    <style:style style:name="T9" style:family="text">
      <style:text-properties style:font-name="Times New Roman1" fo:font-weight="normal" style:font-weight-asian="normal" style:font-weight-complex="normal"/>
    </style:style>
    <style:style style:name="T10" style:family="text">
      <style:text-properties style:font-name="Times New Roman"/>
    </style:style>
    <style:style style:name="T11" style:family="text">
      <style:text-properties officeooo:rsid="00361a75"/>
    </style:style>
    <style:style style:name="T12" style:family="text">
      <style:text-properties officeooo:rsid="0037cf7d"/>
    </style:style>
    <style:style style:name="T13" style:family="text">
      <style:text-properties style:font-name="Times New Roman1"/>
    </style:style>
    <style:style style:name="T14" style:family="text">
      <style:text-properties style:text-position="sub 58%" style:font-name="Times New Roman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3230 – Mandatory assignment 2</text:p>
      <text:p text:style-name="P1"/>
      <text:p text:style-name="Subtitle">Vegard Fjogstad</text:p>
      <text:p text:style-name="Subtitle"/>
      <text:h text:style-name="Heading_20_1" text:outline-level="1">Exercise 62:</text:h>
      <text:list xml:id="list8504237246946990246" text:style-name="L1">
        <text:list-item>
          <text:p text:style-name="P23">{f(x) = g(x), <text:s/>g(b) = f(a)}</text:p>
        </text:list-item>
      </text:list>
      <text:p text:style-name="P16">First equation: by lpo-1 we have that x=x. To prove that f(x) &gt;lpo g(x), we need to first prove that f(x) &gt;lpo x. Using lpo-3 we can see that f(x) &gt;lpo x.</text:p>
      <text:p text:style-name="P16">Because f(x) &gt;lpo x, we can use lpo-2 to prove that f(x) &gt;lpo g(x), given precedence f &gt; g.</text:p>
      <text:p text:style-name="P16"/>
      <text:p text:style-name="P17">Second equation: g(b) = f(a). b and f are different variables, so we cannot use lpo-3. We will instead use lpo-1 from this step to get b &gt; f(a). Using lpo-2 we have that b &gt;lpo a. For the second equation to hold, b &gt; f must be true. </text:p>
      <text:p text:style-name="P17"/>
      <text:p text:style-name="P17">Combining the precedence from equation 1 with equation 2, we get the following precedence which holds: b &gt; f &gt; g &gt; a</text:p>
      <text:p text:style-name="P17"/>
      <text:list xml:id="list153010794152086" text:continue-numbering="true" text:style-name="L1">
        <text:list-item>
          <text:p text:style-name="P23">{f(g(x)) = g(f(x))}</text:p>
        </text:list-item>
      </text:list>
      <text:p text:style-name="P18">We start with lpo-1, giving us x=x. We show that f(x) &gt;lpo x by using lpo-3. This means that using lpo-2, we show that f(x) &gt;lpo g(x), given precedence f &gt; g.</text:p>
      <text:p text:style-name="P18">Lastly, given x=x, we know that by using lpo-3 we show that g(x) &gt;lpo x also holds.</text:p>
      <text:p text:style-name="P18"/>
      <text:list xml:id="list153012042019595" text:continue-numbering="true" text:style-name="L1">
        <text:list-item>
          <text:p text:style-name="P23">{g(f(x)) = f(g(x))}</text:p>
        </text:list-item>
      </text:list>
      <text:p text:style-name="P18">This problem is basically the same as the one above. We can use the same logic to get our answer.</text:p>
      <text:p text:style-name="P18">Lpo-1 for x=x. Then we show that f(x) &gt;lpo x and g(x) &gt;lpo x by using lpo-3. We can then show that g(x) &gt;lpo f(x) given precedence g &gt; f.</text:p>
      <text:p text:style-name="P3"/>
      <text:h text:style-name="P34" text:outline-level="1">Eksamensoppgave 1 i INF2022 fra 2002</text:h>
      <text:p text:style-name="P7">1b.</text:p>
      <text:p text:style-name="P5">Eks is well founded when there is no infinite sequences like: <text:span text:style-name="T2">t &gt;eks t’ &gt;eks t’’&gt;eks ..</text:span> </text:p>
      <text:p text:style-name="P5">The definition of a strict partial ordering says that &gt; (don’t have the correct symbol in libreoffice) is well founded over a set S if there is no infinite sequence s1 &gt; s2 &gt; s2 &gt; ... of S-elements s1, s2, s3, ...</text:p>
      <text:p text:style-name="P6">Eks is an extension of lex. We can express all properties of the &gt;eks relation over terms as properties of &gt;lex over tuples of natural number, i.e <text:span text:style-name="T7">α</text:span><text:span text:style-name="T10">(u) &gt;lex <text:s/></text:span><text:span text:style-name="T7">α(b). This is helpful because by proving that an infinite sequence would reach a contradiction with lex, we have proven the same for eks.</text:span></text:p>
      <text:p text:style-name="P19">Given an infinite sequence <text:span text:style-name="T8">α(t) &gt;lex α(t’) &gt;lex α(t’’) &gt;lex etc ..</text:span></text:p>
      <text:p text:style-name="P2"/>
      <text:p text:style-name="P2"/>
      <text:p text:style-name="P2"/>
      <text:p text:style-name="P2"/>
      <text:p text:style-name="P2"/>
      <text:p text:style-name="P2"><text:soft-page-break/>1c.</text:p>
      <text:p text:style-name="P2"><text:span text:style-name="T1">Eks is a simplification ordering. We can prove this by showing that the term is: </text:span><text:span text:style-name="T3">transitive, anti-reflexive, monotonic and subterm-property. </text:span><text:span text:style-name="T5">As shown above, eks can be represented using &gt;lex. We will use this to prove the first two points.</text:span></text:p>
      <text:p text:style-name="P24">Eks is transitive. Having three symbols: u, v, w.</text:p>
      <text:p text:style-name="P24"><text:s/>u-&gt;v, v-&gt;w, u-&gt;w.</text:p>
      <text:p text:style-name="P8"><text:span text:style-name="T1">Using the definition of &gt;lex and it’s transitive properties we can substitute u, v, w with </text:span><text:span text:style-name="T9">α(a), α(b), α(c).</text:span></text:p>
      <text:p text:style-name="P28">α(a)-&gt;α(b), α(b)-&gt;α(c), α(a)-&gt;α(c). This shows that eks is transitive.</text:p>
      <text:p text:style-name="P28"/>
      <text:p text:style-name="P8"><text:span text:style-name="T1">Eks is anti-reflexive, because by using the definition of &gt;lex we see that both are not reflexive. </text:span><text:span text:style-name="T9">α(a) &gt;lex α(a) does not hold for, given the properties of lexicographic order. Because of this, we know that &gt;eks is not reflexive aswell. </text:span></text:p>
      <text:p text:style-name="P28"/>
      <text:p text:style-name="P4">Eks is monotonic. We show this with the definition of &gt;lex. A monotone function is either entirely increasing or entirely decreasing. The very definition of lexographic ordering is that the order is of decreasing value going from left to right. In a dictionary, all words that begin with a comes before the words beginning with b. This can be written as a &gt;lex b, showing that a has higher “value” then b, and it’s therefore increasing or decreasing, depending on the way you read it. Because lex is monotonic, eks is also monotonic. </text:p>
      <text:p text:style-name="P4"/>
      <text:p text:style-name="P9"><text:span text:style-name="T1">Eks satisfies the subterm-property. We can prove this because we’ve already proven that it is monotonic, i.e. a &gt;lex b implies f(a) &gt;lex f(b). Because f(a) &gt;lex f(b), we know that f(a) &gt;lex a also holds, as this is implied when a relation is monotonic. Because eks can be written as lex for tuples over natural numbers </text:span><text:span text:style-name="T9">α(a), we know that eks also satisfies the subterm property.</text:span></text:p>
      <text:p text:style-name="P10"/>
      <text:p text:style-name="P14">1d.</text:p>
      <text:list xml:id="list6478666944623577922" text:style-name="L2">
        <text:list-item>
          <text:p text:style-name="P26">We would have to compare the variables that could occur on both the left and right-hand side of the &gt;eks. We do this by comparing the variables symbolic value. If their values are the same, we can simply discard them. (Example: Both sides contains one x variable. We discard it, and only look at the remaining symbols.) If one side contains more of the same variable then the other, then we store this number in case both sides has equal value after checking the symbols. (Example: Left hand side contains 2 x’s, right hand side only contain 1. We then store the number 2 on the left hand side.) If both sides contain different variables, the specification is non terminating because a variable can be instantiated to any term. This coupled with checking the “normal” symbols occurence on both sides, we can check the precedence and if left hand side has a higher “value” than the right hand side, it is terminating. If a variable is only on one side, the specification is non-terminating, because they can be instantiated to any term, which means that we cannot determine which side has the higher value.</text:p>
        </text:list-item>
        <text:list-item>
          <text:p text:style-name="P25"><text:span text:style-name="T6">Using the precedence </text:span><text:span text:style-name="T4">b</text:span><text:span text:style-name="T6"> </text:span><text:span text:style-name="T4">f g a </text:span><text:span text:style-name="T6">the specifications are terminating because </text:span><text:span text:style-name="T4">f(x) &gt;eks g(x)</text:span><text:span text:style-name="T6"> holds and </text:span><text:span text:style-name="T4">g(b) &gt;eks f(a) </text:span><text:span text:style-name="T6">holds. We discard the x variable on both sides using the rules above.</text:span></text:p>
        </text:list-item>
      </text:list>
      <text:p text:style-name="P14"/>
      <text:p text:style-name="P14">1e.</text:p>
      <text:p text:style-name="P13">We need to find an example where &gt;eks can be used to prove termination, but not with &gt;lpo.</text:p>
      <text:p text:style-name="P11"/>
      <text:p text:style-name="P11"/>
      <text:p text:style-name="P11"/>
      <text:p text:style-name="P11"/>
      <text:h text:style-name="Heading_20_1" text:outline-level="1"><text:soft-page-break/>Exercise 74</text:h>
      <text:p text:style-name="P15">1. Find terms r1 and r2 such that <text:span text:style-name="T3">{f(g(x)) = r1, g(h(x)) = r2} </text:span>is confluent (and terminating).</text:p>
      <text:p text:style-name="P12"/>
      <text:p text:style-name="P27"><text:span text:style-name="T11">The way we do this is by finding an r1 and r2 that we can prove local confluence and termination. If both these demands are met, the specification is confluent. We prove local confluence by checking if all critical pairs can be joined. We prove termination by either lpo or weight functions. <text:s/>Proving confluence by showing local confluence and terminations is also known as the Newman's lemma.</text:span></text:p>
      <text:h text:style-name="P35" text:outline-level="1">Exercise 1 Confluence</text:h>
      <text:p text:style-name="P21">1.</text:p>
      <text:p text:style-name="P22">{f(a) = b, f(f(x)) = x}</text:p>
      <text:p text:style-name="P29"><text:span text:style-name="T2">a</text:span> and <text:span text:style-name="T2">b</text:span> are constants, whereas <text:span text:style-name="T2">x</text:span> is a variable. We can not rename these to match the second specification, meaning the specification is not confluent. <text:span text:style-name="T12">We prove this by showing that it's either non terminating or locally confluent. First we find the critical pairs.</text:span></text:p>
      <text:p text:style-name="P30"><text:span text:style-name="T12">E</text:span>quations do not share a variable, so we do not have to rename x to x'.</text:p>
      <text:p text:style-name="P33">Equation 1: f(a) = b</text:p>
      <text:p text:style-name="P33">Equation 2: f(f(x) = x</text:p>
      <text:p text:style-name="P31">f(f(x)) |<text:span text:style-name="T14">Є</text:span><text:span text:style-name="T7"> f(a):</text:span></text:p>
      <text:p text:style-name="P31"><text:span text:style-name="T7">“Equation” 3: mgu {f(x) |-&gt; a }</text:span></text:p>
      <text:p text:style-name="P31"><text:span text:style-name="T7">f(f(x)) |</text:span><text:span text:style-name="T14">1</text:span><text:span text:style-name="T7"> f(a):</text:span></text:p>
      <text:p text:style-name="P31"><text:span text:style-name="T7">“Equation” 4: mgu {x |-&gt; a}</text:span></text:p>
      <text:p text:style-name="P32"><text:span text:style-name="T7">Now we use these equations to show that we cannot reduce the critical pairs to the same term.</text:span></text:p>
      <text:p text:style-name="P32"><text:span text:style-name="T7"/></text:p>
      <text:p text:style-name="P32"><text:span text:style-name="T7">f(f(x) → Using equation 3 → f(a) → Using equation 1 → b</text:span></text:p>
      <text:p text:style-name="P32"><text:span text:style-name="T7">f(f(x) → Using equation 4 → f(f(a) → Using equation 1 → f(b)</text:span></text:p>
      <text:p text:style-name="P32"><text:span text:style-name="T7">The critical pairs share no common term, which means that the specification is not locally confluent. It's therefore not confluent.</text:span></text:p>
      <text:p text:style-name="P20"/>
      <text:p text:style-name="P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5T18:31:11.311904776</meta:creation-date>
    <dc:date>2014-03-27T15:30:10.008872248</dc:date>
    <meta:editing-duration>PT44M11S</meta:editing-duration>
    <meta:editing-cycles>7</meta:editing-cycles>
    <meta:generator>LibreOffice/4.1.2.3$Linux_X86_64 LibreOffice_project/410m0$Build-3</meta:generator>
    <dc:creator>Vegard Fjogstad</dc:creator>
    <meta:document-statistic meta:table-count="0" meta:image-count="0" meta:object-count="0" meta:page-count="3" meta:paragraph-count="53" meta:word-count="1159" meta:character-count="6275" meta:non-whitespace-character-count="5165"/>
  </office:meta>
</office:document-meta>
</file>